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29000003AB00000DD19E4F8037.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charset="x-symbol"/>
    <style:font-face style:name="Symbol" svg:font-family="Symbol" style:font-charset="x-symbol"/>
    <style:font-face style:name="Tahoma1" svg:font-family="Tahoma"/>
    <style:font-face style:name="Arial" svg:font-family="Arial" style:font-family-generic="swiss"/>
    <style:font-face style:name="Arial Black" svg:font-family="'Arial Black'"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1.587cm" table:align="right" style:writing-mode="lr-tb"/>
    </style:style>
    <style:style style:name="Table1.A" style:family="table-column">
      <style:table-column-properties style:column-width="11.587cm"/>
    </style:style>
    <style:style style:name="Table1.1" style:family="table-row">
      <style:table-row-properties style:keep-together="true" fo:keep-together="auto"/>
    </style:style>
    <style:style style:name="Table1.A1" style:family="table-cell">
      <style:table-cell-properties style:vertical-align="top" fo:padding="0.097cm" fo:border="0.002cm solid #000000" style:writing-mode="lr-tb"/>
    </style:style>
    <style:style style:name="Table2" style:family="table">
      <style:table-properties style:width="11.927cm" table:align="left" style:writing-mode="lr-tb"/>
    </style:style>
    <style:style style:name="Table2.A" style:family="table-column">
      <style:table-column-properties style:column-width="3.057cm"/>
    </style:style>
    <style:style style:name="Table2.B" style:family="table-column">
      <style:table-column-properties style:column-width="8.871cm"/>
    </style:style>
    <style:style style:name="Table2.1" style:family="table-row">
      <style:table-row-properties style:keep-together="true" fo:keep-together="auto"/>
    </style:style>
    <style:style style:name="Table2.A1" style:family="table-cell">
      <style:table-cell-properties style:vertical-align="top" fo:padding="0.097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Black" fo:font-size="12pt" fo:language="en" fo:country="GB" style:font-size-asian="12pt" style:font-size-complex="12pt"/>
    </style:style>
    <style:style style:name="P3" style:family="paragraph" style:parent-style-name="Standard">
      <style:paragraph-properties fo:text-align="center" style:justify-single-word="false" style:snap-to-layout-grid="false"/>
      <style:text-properties fo:color="#000000" style:font-name="Arial Black" fo:font-size="10pt" fo:language="en" fo:country="GB" style:font-size-asian="10pt" style:font-size-complex="10pt"/>
    </style:style>
    <style:style style:name="P4" style:family="paragraph" style:parent-style-name="Standard">
      <style:paragraph-properties fo:text-align="center" style:justify-single-word="false"/>
      <style:text-properties fo:color="#000000" style:font-name="Arial Black" fo:font-size="28pt" fo:language="en" fo:country="GB" style:font-size-asian="28pt"/>
    </style:style>
    <style:style style:name="P5" style:family="paragraph" style:parent-style-name="Standard">
      <style:paragraph-properties fo:text-align="start" style:justify-single-word="false"/>
      <style:text-properties fo:color="#000000" style:font-name="Arial" fo:font-size="12pt" fo:language="en" fo:country="GB" fo:font-weight="bold" style:font-size-asian="12pt" style:font-weight-asian="bold"/>
    </style:style>
    <style:style style:name="P6" style:family="paragraph" style:parent-style-name="Standard">
      <style:paragraph-properties fo:text-align="justify" style:justify-single-word="false"/>
      <style:text-properties fo:color="#000000" style:font-name="Arial" fo:font-size="11pt" fo:language="en" fo:country="GB" style:font-size-asian="11pt"/>
    </style:style>
    <style:style style:name="P7" style:family="paragraph" style:parent-style-name="Standard">
      <style:paragraph-properties fo:text-align="center" style:justify-single-word="false"/>
      <style:text-properties fo:color="#000000" style:font-name="Arial" fo:font-size="9pt" fo:language="en" fo:country="GB" style:font-size-asian="9pt"/>
    </style:style>
    <style:style style:name="P8" style:family="paragraph" style:parent-style-name="Standard">
      <style:paragraph-properties fo:text-align="start" style:justify-single-word="false"/>
      <style:text-properties fo:color="#000000" style:font-name="Arial" fo:font-size="9pt" fo:language="en" fo:country="GB" style:font-size-asian="9pt"/>
    </style:style>
    <style:style style:name="P9" style:family="paragraph" style:parent-style-name="Standard">
      <style:paragraph-properties fo:margin-left="0.958cm" fo:margin-right="1.247cm" fo:text-align="start" style:justify-single-word="false" fo:text-indent="-0.48cm" style:auto-text-indent="false"/>
    </style:style>
    <style:style style:name="P10" style:family="paragraph" style:parent-style-name="Standard">
      <style:paragraph-properties fo:margin-left="0.958cm" fo:margin-right="0cm" fo:text-align="start" style:justify-single-word="false" fo:text-indent="-0.48cm" style:auto-text-indent="false"/>
    </style:style>
    <style:style style:name="P11" style:family="paragraph" style:parent-style-name="Standard">
      <style:paragraph-properties fo:margin-top="0.199cm" fo:margin-bottom="0cm"/>
    </style:style>
    <style:style style:name="P12" style:family="paragraph" style:parent-style-name="Standard">
      <style:paragraph-properties fo:margin-top="0.199cm" fo:margin-bottom="0cm" fo:text-align="justify" style:justify-single-word="false"/>
      <style:text-properties fo:color="#000000" style:font-name="Arial" fo:font-size="12pt" fo:language="en" fo:country="GB" fo:font-weight="bold" style:font-size-asian="12pt" style:font-weight-asian="bold"/>
    </style:style>
    <style:style style:name="P13" style:family="paragraph" style:parent-style-name="Standard">
      <style:paragraph-properties fo:margin-top="0.199cm" fo:margin-bottom="0cm"/>
      <style:text-properties fo:color="#000000" style:font-name="Arial Black" fo:font-size="11pt" fo:language="en" fo:country="GB" style:font-size-asian="11pt"/>
    </style:style>
    <style:style style:name="P14" style:family="paragraph" style:parent-style-name="Standard">
      <style:paragraph-properties fo:margin-left="0cm" fo:margin-right="1.247cm" fo:text-align="justify" style:justify-single-word="false" fo:text-indent="0cm" style:auto-text-indent="false"/>
      <style:text-properties fo:color="#000000" style:font-name="Arial" fo:font-size="11pt" fo:language="en" fo:country="GB" style:font-size-asian="11pt"/>
    </style:style>
    <style:style style:name="P15" style:family="paragraph" style:parent-style-name="Standard">
      <style:paragraph-properties fo:margin-left="0.997cm" fo:margin-right="0cm" fo:text-align="start" style:justify-single-word="false" fo:text-indent="-0.517cm" style:auto-text-indent="false"/>
    </style:style>
    <style:style style:name="P16" style:family="paragraph" style:parent-style-name="Standard">
      <style:paragraph-properties fo:margin-left="0cm" fo:margin-right="1.265cm" fo:text-align="justify" style:justify-single-word="false" fo:text-indent="0cm" style:auto-text-indent="false"/>
      <style:text-properties fo:color="#000000" style:font-name="Arial" fo:font-size="11pt" fo:language="en" fo:country="GB" style:font-size-asian="11pt"/>
    </style:style>
    <style:style style:name="P17" style:family="paragraph" style:parent-style-name="Standard">
      <style:paragraph-properties fo:margin-left="0.977cm" fo:margin-right="0cm" fo:margin-top="0.199cm" fo:margin-bottom="0cm" fo:text-align="center" style:justify-single-word="false" fo:text-indent="0cm" style:auto-text-indent="false"/>
      <style:text-properties style:font-name="Arial1" fo:font-size="18pt" fo:font-weight="bold" style:font-size-asian="18pt" style:font-weight-asian="bold" style:font-size-complex="18pt" style:font-weight-complex="bold"/>
    </style:style>
    <style:style style:name="P18" style:family="paragraph" style:parent-style-name="Standard">
      <style:paragraph-properties fo:margin-left="0.977cm" fo:margin-right="0cm" fo:text-align="start" style:justify-single-word="false" fo:text-indent="-0.48cm" style:auto-text-indent="false"/>
    </style:style>
    <style:style style:name="P19" style:family="paragraph" style:parent-style-name="Standard">
      <style:paragraph-properties fo:margin-left="0.977cm" fo:margin-right="1.265cm" fo:text-align="start" style:justify-single-word="false" fo:text-indent="-0.48cm" style:auto-text-indent="false"/>
    </style:style>
    <style:style style:name="P20" style:family="paragraph" style:parent-style-name="Standard">
      <style:paragraph-properties fo:margin-left="0.997cm" fo:margin-right="1.265cm" fo:text-align="start" style:justify-single-word="false" fo:text-indent="-0.48cm" style:auto-text-indent="false"/>
    </style:style>
    <style:style style:name="P21" style:family="paragraph" style:parent-style-name="Standard">
      <style:paragraph-properties fo:margin-left="0.997cm" fo:margin-right="1.284cm" fo:text-indent="-0.48cm" style:auto-text-indent="false"/>
    </style:style>
    <style:style style:name="P22" style:family="paragraph" style:parent-style-name="Standard">
      <style:paragraph-properties fo:margin-left="0.997cm" fo:margin-right="1.284cm" fo:text-align="start" style:justify-single-word="false" fo:text-indent="-0.48cm" style:auto-text-indent="false"/>
    </style:style>
    <style:style style:name="P23" style:family="paragraph" style:parent-style-name="Standard">
      <style:paragraph-properties fo:margin-left="0.997cm" fo:margin-right="1.284cm" fo:text-indent="-0.48cm" style:auto-text-indent="false" fo:break-before="column"/>
      <style:text-properties fo:color="#000000" style:font-name="Arial Black" fo:font-size="11pt" fo:language="en" fo:country="GB" style:font-size-asian="11pt"/>
    </style:style>
    <style:style style:name="P24" style:family="paragraph" style:parent-style-name="Standard">
      <style:paragraph-properties fo:margin-left="0.94cm" fo:margin-right="0cm" fo:text-align="center" style:justify-single-word="false" fo:text-indent="0cm" style:auto-text-indent="false"/>
    </style:style>
    <style:style style:name="P25" style:family="paragraph" style:parent-style-name="Standard">
      <style:paragraph-properties fo:margin-left="0.94cm" fo:margin-right="0cm" fo:text-align="center" style:justify-single-word="false" fo:text-indent="0cm" style:auto-text-indent="false" style:snap-to-layout-grid="false"/>
      <style:text-properties fo:color="#000000" style:font-name="Arial Black" fo:font-size="24pt" fo:language="en" fo:country="GB" style:font-size-asian="24pt"/>
    </style:style>
    <style:style style:name="P26" style:family="paragraph" style:parent-style-name="Standard">
      <style:paragraph-properties fo:margin-left="0.921cm" fo:margin-right="0cm" fo:margin-top="0.3cm" fo:margin-bottom="0cm" fo:text-align="center" style:justify-single-word="false" fo:text-indent="0cm" style:auto-text-indent="false"/>
      <style:text-properties style:font-name="Arial1" fo:font-size="15pt" style:font-size-asian="15pt" style:font-size-complex="15pt"/>
    </style:style>
    <style:style style:name="P27" style:family="paragraph" style:parent-style-name="Standard">
      <style:paragraph-properties fo:margin-left="0.882cm" fo:margin-right="0.767cm" fo:text-align="justify" style:justify-single-word="false" fo:text-indent="0cm" style:auto-text-indent="false"/>
      <style:text-properties fo:color="#000000" style:font-name="Arial" fo:font-size="14pt" fo:language="en" fo:country="GB" style:font-size-asian="14pt"/>
    </style:style>
    <style:style style:name="P28" style:family="paragraph" style:parent-style-name="Standard">
      <style:paragraph-properties fo:margin-left="1.725cm" fo:margin-right="0.958cm" fo:margin-top="0.101cm" fo:margin-bottom="0cm" fo:text-indent="-0.48cm" style:auto-text-indent="false"/>
    </style:style>
    <style:style style:name="P29" style:family="paragraph" style:parent-style-name="Standard">
      <style:paragraph-properties fo:margin-left="1.744cm" fo:margin-right="0.958cm" fo:margin-top="0.101cm" fo:margin-bottom="0cm" fo:text-indent="-0.48cm" style:auto-text-indent="false"/>
    </style:style>
    <style:style style:name="P30" style:family="paragraph" style:parent-style-name="Standard">
      <style:paragraph-properties fo:margin-left="1.744cm" fo:margin-right="0.958cm" fo:margin-top="0.101cm" fo:margin-bottom="0cm" fo:text-indent="-0.48cm" style:auto-text-indent="false"/>
      <style:text-properties fo:color="#000000" style:font-name="Arial" fo:font-size="11pt" fo:language="en" fo:country="GB" style:font-size-asian="11pt"/>
    </style:style>
    <style:style style:name="P31" style:family="paragraph" style:parent-style-name="Standard">
      <style:paragraph-properties fo:margin-left="1.744cm" fo:margin-right="0.958cm" fo:margin-top="0cm" fo:margin-bottom="0cm" fo:text-indent="-0.48cm" style:auto-text-indent="false" fo:break-before="page"/>
      <style:text-properties fo:color="#000000" style:font-name="Arial Black" fo:font-size="20pt" fo:language="en" fo:country="GB" style:font-size-asian="20pt"/>
    </style:style>
    <style:style style:name="P32" style:family="paragraph" style:parent-style-name="Standard">
      <style:paragraph-properties fo:margin-left="0cm" fo:margin-right="0.958cm" fo:margin-top="0.199cm" fo:margin-bottom="0cm" fo:text-indent="-0.019cm" style:auto-text-indent="false"/>
      <style:text-properties fo:color="#000000" style:font-name="Arial Black" fo:font-size="11pt" fo:language="en" fo:country="GB" style:font-size-asian="11pt"/>
    </style:style>
    <style:style style:name="P33" style:family="paragraph" style:parent-style-name="Standard">
      <style:paragraph-properties fo:margin-left="0.997cm" fo:margin-right="0cm" fo:text-indent="-0.48cm" style:auto-text-indent="false"/>
    </style:style>
    <style:style style:name="P34" style:family="paragraph" style:parent-style-name="Standard">
      <style:paragraph-properties fo:margin-left="0.997cm" fo:margin-right="0cm" fo:margin-top="0.3cm" fo:margin-bottom="0cm" fo:text-align="center" style:justify-single-word="false" fo:text-indent="-0.48cm" style:auto-text-indent="false"/>
      <style:text-properties fo:color="#000000" style:font-name="Arial Black" fo:font-size="20pt" fo:language="en" fo:country="GB" style:font-size-asian="20pt"/>
    </style:style>
    <style:style style:name="P35" style:family="paragraph" style:parent-style-name="Standard">
      <style:paragraph-properties fo:margin-left="0.997cm" fo:margin-right="1.247cm" fo:text-indent="-0.48cm" style:auto-text-indent="false"/>
    </style:style>
    <style:style style:name="P36" style:family="paragraph" style:parent-style-name="Standard">
      <style:paragraph-properties fo:margin-left="0.997cm" fo:margin-right="0cm" fo:text-indent="-0.46cm" style:auto-text-indent="false"/>
    </style:style>
    <style:style style:name="P37" style:family="paragraph" style:parent-style-name="Standard">
      <style:paragraph-properties fo:margin-left="0.977cm" fo:margin-right="0cm" fo:text-indent="-0.441cm" style:auto-text-indent="false"/>
    </style:style>
    <style:style style:name="P38" style:family="paragraph" style:parent-style-name="Standard">
      <style:paragraph-properties fo:margin-left="0.977cm" fo:margin-right="0cm" fo:text-indent="-0.46cm" style:auto-text-indent="false"/>
    </style:style>
    <style:style style:name="P39" style:family="paragraph" style:parent-style-name="Standard">
      <style:paragraph-properties fo:margin-left="0.977cm" fo:margin-right="1.304cm" fo:text-indent="-0.46cm" style:auto-text-indent="false"/>
    </style:style>
    <style:style style:name="P40" style:family="paragraph" style:parent-style-name="Standard">
      <style:paragraph-properties fo:margin-left="0.977cm" fo:margin-right="1.247cm" fo:text-indent="-0.46cm" style:auto-text-indent="false"/>
    </style:style>
    <style:style style:name="P41" style:family="paragraph" style:parent-style-name="Standard">
      <style:paragraph-properties fo:margin-left="0.728cm" fo:margin-right="0cm" fo:text-align="justify" style:justify-single-word="false" fo:text-indent="0cm" style:auto-text-indent="false"/>
      <style:text-properties fo:color="#000000" style:font-name="Arial" fo:font-size="11pt" fo:language="en" fo:country="GB" style:font-size-asian="11pt"/>
    </style:style>
    <style:style style:name="P42" style:family="paragraph" style:parent-style-name="Standard">
      <style:paragraph-properties fo:margin-left="0.728cm" fo:margin-right="0cm" fo:margin-top="0.199cm" fo:margin-bottom="0cm" fo:text-align="justify" style:justify-single-word="false" fo:text-indent="0cm" style:auto-text-indent="false"/>
      <style:text-properties fo:color="#000000" style:font-name="Arial" fo:font-size="11pt" fo:language="en" fo:country="GB" style:font-size-asian="11pt"/>
    </style:style>
    <style:style style:name="P43" style:family="paragraph" style:parent-style-name="Standard">
      <style:paragraph-properties fo:margin-left="0.728cm" fo:margin-right="0cm" fo:margin-top="0.3cm" fo:margin-bottom="0cm" fo:text-align="justify" style:justify-single-word="false" fo:text-indent="0cm" style:auto-text-indent="false"/>
      <style:text-properties fo:color="#000000" style:font-name="Arial Black" fo:font-size="11pt" fo:language="en" fo:country="GB" style:text-underline-style="solid" style:text-underline-width="auto" style:text-underline-color="font-color" style:font-size-asian="11pt"/>
    </style:style>
    <style:style style:name="P44" style:family="paragraph" style:parent-style-name="Standard">
      <style:paragraph-properties fo:margin-left="0.728cm" fo:margin-right="0cm" fo:margin-top="0.3cm" fo:margin-bottom="0cm" fo:text-align="justify" style:justify-single-word="false" fo:text-indent="0cm" style:auto-text-indent="false"/>
      <style:text-properties fo:color="#000000" style:font-name="Arial Black" fo:font-size="11pt" fo:language="en" fo:country="GB" style:text-underline-style="none" style:font-size-asian="11pt"/>
    </style:style>
    <style:style style:name="P45" style:family="paragraph" style:parent-style-name="Standard">
      <style:paragraph-properties fo:margin-left="0.728cm" fo:margin-right="0cm" fo:margin-top="0.3cm" fo:margin-bottom="0cm" fo:text-align="justify" style:justify-single-word="false" fo:text-indent="0cm" style:auto-text-indent="false"/>
      <style:text-properties fo:color="#000000" style:font-name="Arial" fo:font-size="11pt" fo:language="en" fo:country="GB" style:font-size-asian="11pt"/>
    </style:style>
    <style:style style:name="P46" style:family="paragraph" style:parent-style-name="Standard">
      <style:paragraph-properties fo:margin-left="0.728cm" fo:margin-right="0cm" fo:margin-top="0cm" fo:margin-bottom="0cm" fo:text-align="justify" style:justify-single-word="false" fo:text-indent="0cm" style:auto-text-indent="false"/>
      <style:text-properties fo:color="#000000" style:font-name="Arial" fo:font-size="11pt" fo:language="en" fo:country="GB" style:font-size-asian="11pt"/>
    </style:style>
    <style:style style:name="P47" style:family="paragraph" style:parent-style-name="Standard">
      <style:paragraph-properties fo:margin-left="0.748cm" fo:margin-right="0cm" fo:margin-top="0.199cm" fo:margin-bottom="0cm" fo:text-align="justify" style:justify-single-word="false" fo:text-indent="0cm" style:auto-text-indent="false"/>
      <style:text-properties fo:color="#000000" style:font-name="Arial" fo:font-size="11pt" fo:language="en" fo:country="GB" style:font-size-asian="11pt"/>
    </style:style>
    <style:style style:name="P48" style:family="paragraph" style:parent-style-name="Standard" style:list-style-name="WW8Num1">
      <style:paragraph-properties fo:margin-left="1.926cm" fo:margin-right="0cm" fo:text-align="start" style:justify-single-word="false" fo:text-indent="-0.635cm" style:auto-text-indent="false">
        <style:tab-stops>
          <style:tab-stop style:position="1.926cm"/>
        </style:tab-stops>
      </style:paragraph-properties>
      <style:text-properties fo:color="#000000" style:font-name="Arial" fo:font-size="11pt" fo:language="en" fo:country="GB" style:font-size-asian="11pt"/>
    </style:style>
    <style:style style:name="P49" style:family="paragraph" style:parent-style-name="Standard" style:list-style-name="WW8Num1">
      <style:paragraph-properties fo:margin-left="1.877cm" fo:margin-right="0cm" fo:text-align="start" style:justify-single-word="false" fo:text-indent="-0.635cm" style:auto-text-indent="false">
        <style:tab-stops>
          <style:tab-stop style:position="1.877cm"/>
        </style:tab-stops>
      </style:paragraph-properties>
      <style:text-properties fo:color="#000000" style:font-name="Arial" fo:font-size="11pt" fo:language="en" fo:country="GB" style:font-size-asian="11pt"/>
    </style:style>
    <style:style style:name="P50" style:family="paragraph" style:parent-style-name="Standard" style:list-style-name="WW8Num1">
      <style:paragraph-properties fo:margin-left="1.804cm" fo:margin-right="0cm" fo:text-align="start" style:justify-single-word="false" fo:text-indent="-0.635cm" style:auto-text-indent="false">
        <style:tab-stops>
          <style:tab-stop style:position="1.804cm"/>
        </style:tab-stops>
      </style:paragraph-properties>
      <style:text-properties fo:color="#000000" style:font-name="Arial" fo:font-size="11pt" fo:language="en" fo:country="GB" style:font-size-asian="11pt"/>
    </style:style>
    <style:style style:name="P51" style:family="paragraph" style:parent-style-name="Standard" style:master-page-name="Standard">
      <style:paragraph-properties fo:text-align="center" style:justify-single-word="false" style:page-number="auto"/>
      <style:text-properties fo:color="#000000" style:font-name="Arial Black" fo:font-size="20pt" fo:language="en" fo:country="GB" style:font-size-asian="20pt"/>
    </style:style>
    <style:style style:name="P52" style:family="paragraph" style:parent-style-name="Header">
      <style:paragraph-properties fo:text-align="end" style:justify-single-word="false"/>
      <style:text-properties style:text-underline-style="solid" style:text-underline-width="auto" style:text-underline-color="font-color"/>
    </style:style>
    <style:style style:name="P53" style:family="paragraph" style:parent-style-name="Table_20_Contents">
      <style:paragraph-properties fo:text-align="center" style:justify-single-word="false" style:snap-to-layout-grid="false"/>
    </style:style>
    <style:style style:name="T1" style:family="text">
      <style:text-properties fo:language="en" fo:country="GB"/>
    </style:style>
    <style:style style:name="T2" style:family="text">
      <style:text-properties fo:color="#000000"/>
    </style:style>
    <style:style style:name="T3" style:family="text">
      <style:text-properties fo:color="#000000" style:font-name="Arial" fo:font-size="11pt" fo:language="en" fo:country="GB" style:font-size-asian="11pt"/>
    </style:style>
    <style:style style:name="T4" style:family="text">
      <style:text-properties fo:color="#000000" style:font-name="Arial" fo:font-size="11pt" fo:language="en" fo:country="GB" style:font-size-asian="11pt" style:font-size-complex="11pt"/>
    </style:style>
    <style:style style:name="T5" style:family="text">
      <style:text-properties fo:color="#000000" style:font-name="Arial1" fo:font-size="11pt" fo:language="en" fo:country="GB" style:font-size-asian="11pt"/>
    </style:style>
    <style:style style:name="T6" style:family="text">
      <style:text-properties fo:color="#000000" style:font-name="Arial1" fo:font-size="11pt" fo:language="en" fo:country="GB" fo:font-weight="normal" style:font-size-asian="11pt" style:font-weight-asian="normal" style:font-weight-complex="normal"/>
    </style:style>
    <style:style style:name="T7" style:family="text">
      <style:text-properties fo:color="#000000" style:font-name="Arial Black" fo:font-size="11pt" fo:language="en" fo:country="GB" style:font-size-asian="11pt"/>
    </style:style>
    <style:style style:name="T8" style:family="text">
      <style:text-properties style:font-name="Symbol"/>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 Black1" fo:font-size="11pt" style:font-size-asian="11pt" style:font-size-complex="11p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EMRG Repeater Strategy</text:p>
      <text:p text:style-name="P2"/>
      <text:p text:style-name="P5">RELIABILITY</text:p>
      <text:p text:style-name="P6">Repeaters must be dependable</text:p>
      <text:p text:style-name="P9">•<text:tab/><text:span text:style-name="T3">Withstand continuous use for days in an emergency</text:span></text:p>
      <text:p text:style-name="P9">•<text:tab/><text:span text:style-name="T3">Generator backup, with battery backup in case of generator failure</text:span></text:p>
      <text:p text:style-name="P10">•<text:tab/><text:span text:style-name="T3">Quality parts and workmanship</text:span></text:p>
      <text:p text:style-name="P10">•<text:tab/><text:span text:style-name="T3">Regular testing and maintenance</text:span></text:p>
      <text:p text:style-name="P12">DIVERSITY</text:p>
      <text:p text:style-name="P14">Some repeaters may not be functional in an emergency, so sufficient capacity is required to maintain effective coverage with some infrastructure loss.</text:p>
      <text:p text:style-name="P15">•<text:tab/><text:span text:style-name="T3">More than one site that can cover an area</text:span></text:p>
      <text:p text:style-name="P15">•<text:tab/><text:span text:style-name="T3">Sites independent of other radio systems</text:span></text:p>
      <text:p text:style-name="P12">CHANNEL CAPACITY</text:p>
      <text:p text:style-name="P16">User requirements and message volumes will vary, so more than one repeater and coverage area is required to effectively meet user needs.</text:p>
      <text:p text:style-name="P18">•<text:tab/><text:span text:style-name="T3">Multiple repeaters on different bands</text:span></text:p>
      <text:p text:style-name="P19">•<text:tab/><text:span text:style-name="T3">Channels should meet user through put volume and speed. Some groups may need a dedicated repeater so messages never wait.</text:span></text:p>
      <text:p text:style-name="P12">PARTNERSHIPS</text:p>
      <text:p text:style-name="P14">Where possible, EMRG will use existing repeaters maintained by local clubs or individuals, rather than implement an EMRG owned repeater. </text:p>
      <text:p text:style-name="P20">•<text:tab/><text:span text:style-name="T3">Unfortunately existing repeaters are beginning to degrade or disappear</text:span></text:p>
      <text:p text:style-name="P22">•<text:tab/><text:span text:style-name="T3">Coverage of existing repeaters does not always meet EMRG requirements</text:span></text:p>
      <text:p text:style-name="P1"/>
      <text:p text:style-name="P7"/>
      <text:p text:style-name="P8">Print double sided and fold in the middle so this is the back page. On printers with full duplex printing, you may need to select “Flip Pages Up” under Properties for correct orientation of second page.</text:p>
      <table:table table:name="Table1" table:style-name="Table1">
        <table:table-column table:style-name="Table1.A"/>
        <table:table-header-rows>
          <table:table-row table:style-name="Table1.1">
            <table:table-cell table:style-name="Table1.A1" office:value-type="string">
              <text:p text:style-name="P25">Emergency Measures Radio Group <text:s text:c="2"/>(EMRG)</text:p>
              <text:p text:style-name="P17">OTTAWA ARES</text:p>
              <text:p text:style-name="P26">- Two Names, One Group, One Purpose -</text:p>
            </table:table-cell>
          </table:table-row>
        </table:table-header-rows>
      </table:table>
      <text:p text:style-name="P24"/>
      <table:table table:name="Table2" table:style-name="Table2">
        <table:table-column table:style-name="Table2.A"/>
        <table:table-column table:style-name="Table2.B"/>
        <table:table-header-rows>
          <table:table-row table:style-name="Table2.1">
            <table:table-cell table:style-name="Table2.A1" office:value-type="string">
              <text:p text:style-name="P53"><draw:frame draw:style-name="fr1" draw:name="graphics1" text:anchor-type="char" svg:x="1.473cm" svg:y="0.365cm" svg:width="0.937cm" svg:height="3.535cm" draw:z-index="0"><draw:image xlink:href="Pictures/20000029000003AB00000DD19E4F8037.wmf" xlink:type="simple" xlink:show="embed" xlink:actuate="onLoad"/></draw:frame></text:p>
            </table:table-cell>
            <table:table-cell table:style-name="Table2.A1" office:value-type="string">
              <text:p text:style-name="P3"/>
              <text:p text:style-name="P4">Voice &amp; Data</text:p>
              <text:p text:style-name="P4">Repeaters</text:p>
            </table:table-cell>
          </table:table-row>
        </table:table-header-rows>
      </table:table>
      <text:p text:style-name="P1"/>
      <text:p text:style-name="P27">EMRG repeaters are open for use by anyone in the Amateur community under the following understanding;</text:p>
      <text:p text:style-name="P28"><text:span text:style-name="T8">·<text:tab/></text:span><text:span text:style-name="T3">The purpose of the repeaters is for emergency communications, so EMRG has priority for exercises and emergencies.</text:span></text:p>
      <text:p text:style-name="P29"><text:span text:style-name="T8">·<text:tab/></text:span><text:span text:style-name="T3">Conversations should be useful, Amateur radio related and free from personal opinions. The repeaters are on City of Ottawa property and are occasionally monitored by City staff who have scanners. </text:span></text:p>
      <text:p text:style-name="P29"><text:span text:style-name="T8">·<text:tab/></text:span><text:span text:style-name="T3">If the repeater is not working, tell someone. Notify any member of the EMRG management team, or send an email to ve3oce at rac.ca</text:span></text:p>
      <text:p text:style-name="P30"/>
      <text:p text:style-name="P31">EMRG REPEATERS</text:p>
      <text:p text:style-name="P32">VE3OCE VHF - 146.880 (-)</text:p>
      <text:p text:style-name="P33">•<text:tab/><text:span text:style-name="T5">136.5 Hz Tone In &amp; Out </text:span></text:p>
      <text:p text:style-name="P33">•<text:tab/><text:span text:style-name="T3">Wide Area VHF Repeater</text:span></text:p>
      <text:p text:style-name="P35">•<text:tab/><text:span text:style-name="T3">Provides coverage across most of the City Extended range with cross band repeaters</text:span></text:p>
      <text:p text:style-name="P13">VE3OCE UHF - 443.800 (+)</text:p>
      <text:p text:style-name="P36">•<text:tab/><text:span text:style-name="T5">136.5 Hz Tone In &amp; Out </text:span></text:p>
      <text:p text:style-name="P36">•<text:tab/><text:span text:style-name="T3">Regional UHF Repeater</text:span></text:p>
      <text:p text:style-name="P36">•<text:tab/><text:span text:style-name="T3">Provides coverage in Central core of the City. </text:span></text:p>
      <text:p text:style-name="P13">VE3OCE Packet - 145.030</text:p>
      <text:p text:style-name="P37">•<text:tab/><text:span text:style-name="T3">Provides good coverage in the Urban areas</text:span></text:p>
      <text:p text:style-name="P37">•<text:tab/><text:span text:style-name="T3">Partial coverage City wide.</text:span></text:p>
      <text:p text:style-name="P13">VA3OFS VHF - 146.670 (-)</text:p>
      <text:p text:style-name="P38">•<text:tab/><text:span text:style-name="T5">136.5 Hz Tone In &amp; Out </text:span></text:p>
      <text:p text:style-name="P38">•<text:tab/><text:span text:style-name="T3">South/Regional VHF Repeater</text:span></text:p>
      <text:p text:style-name="P39">•<text:tab/><text:span text:style-name="T3">Provides coverage in the Southern portion of the City and Central core.</text:span></text:p>
      <text:p text:style-name="P11"><text:span text:style-name="T7">VE3EMU UHF - </text:span><text:span text:style-name="T10">444.950 </text:span><text:span text:style-name="T7"><text:s/>(+) (Under Construction)</text:span></text:p>
      <text:p text:style-name="P38">•<text:tab/><text:span text:style-name="T5">136.5 Hz Tone In &amp; Out <text:s/></text:span></text:p>
      <text:p text:style-name="P38">•<text:tab/><text:span text:style-name="T9">Local</text:span><text:span text:style-name="T4"> UHF Repeater <text:s/></text:span></text:p>
      <text:p text:style-name="P38"><text:span text:style-name="T7">•</text:span><text:span text:style-name="T6"><text:tab/>Provides</text:span><text:span text:style-name="T3"> in-building coverage in Centre Point for Ben Franklin Place, 100 Constellation and some of Algonquin College.</text:span></text:p>
      <text:p text:style-name="P13">VA3EMV/E VHF - 146.985 (-)</text:p>
      <text:p text:style-name="P38">•<text:tab/><text:span text:style-name="T5">100.0 Hz Tone In &amp; Out </text:span></text:p>
      <text:p text:style-name="P38">•<text:tab/><text:span text:style-name="T3">East End Community VHF Repeater</text:span></text:p>
      <text:p text:style-name="P40">•<text:tab/><text:span text:style-name="T3">Provides local coverage from Blackburn Hamlet to the Eastern edge of Ottawa..</text:span></text:p>
      <text:p text:style-name="P13">VA3EMV/W  VHF - 145.210 (-) </text:p>
      <text:p text:style-name="P33">•<text:tab/><text:span text:style-name="T5">123.0 Hz Tone In &amp; Out </text:span></text:p>
      <text:p text:style-name="P33">•<text:tab/><text:span text:style-name="T3">West End Community VHF Repeater</text:span></text:p>
      <text:p text:style-name="P21">•<text:tab/><text:span text:style-name="T3">Provides local coverage for West Carleton and Stittsville. </text:span></text:p>
      <text:p text:style-name="P23">VA3EMV/P VHF - 145.110 (-) </text:p>
      <text:p text:style-name="P33">•<text:tab/><text:span text:style-name="T5">136.5 Hz Tone In &amp; Out </text:span></text:p>
      <text:p text:style-name="P33">•<text:tab/><text:span text:style-name="T3">Portable VHF Repeater</text:span><text:span text:style-name="T2"> </text:span></text:p>
      <text:p text:style-name="P33">•<text:tab/><text:span text:style-name="T3">Provides coverage in local area if required.</text:span></text:p>
      <text:p text:style-name="P34">CTCSS TONES</text:p>
      <text:p text:style-name="P41">Some just call then Tones, Motorola called them PL (Private Line), GE called them CG (Channel Guard), some people refer to them as sub-audible and some call them CTCSS (Continuous Tone Coded Squelch System) tones. No matter what name you use, they are the same and they play an important role in EMRG repeaters.</text:p>
      <text:p text:style-name="P47">Contrary to popular belief, the requirement of a tone to access a repeater does NOT mean it is closed. A tone is frequently used to reduce interference in high RF environments and to allow the same repeater frequencies to be re-assigned within a shorter distance.</text:p>
      <text:p text:style-name="P42">Users with a radio capable of decoding the tone will not hear other interference on the channel that would otherwise open the squelch on the user's radio.</text:p>
      <text:p text:style-name="P43">CTCSS TONES FOR EMERGENCY USE</text:p>
      <text:p text:style-name="P41">There are many people who believe that a repeater should not have an input tone because there are amateurs who have radios that cannot support CTCSS tone encode. The belief is that in an emergency, these people would not be able to get into the repeater.</text:p>
      <text:p text:style-name="P45">In reality this is not an issue for three reasons;</text:p>
      <text:list xml:id="list1016494613" text:style-name="WW8Num1">
        <text:list-item>
          <text:p text:style-name="P48">Most amateurs can encode a CTCSS tone on their radio. </text:p>
        </text:list-item>
        <text:list-item>
          <text:p text:style-name="P49">Many people will be partnered with someone and will be using the other persons equipment. </text:p>
        </text:list-item>
        <text:list-item>
          <text:p text:style-name="P50">Some will be at a location with a permanent radio such as the EOC, Red Cross or EMRG communications centre, plus EMRG is has a supply of radios to fill in gaps as required.</text:p>
        </text:list-item>
      </text:list>
      <text:p text:style-name="P44">CTCSS TONES ARE USEFUL</text:p>
      <text:p text:style-name="P46">CTCSS tones should be used on repeaters to limit interference or to allow a frequency to be re-used, such as the EMRG East and West community repeat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Arial Unicode MS'" style:font-charset="x-symbol"/>
    <style:font-face style:name="Symbol" svg:font-family="Symbol" style:font-charset="x-symbol"/>
    <style:font-face style:name="Tahoma1" svg:font-family="Tahoma"/>
    <style:font-face style:name="Arial" svg:font-family="Arial" style:font-family-generic="swiss"/>
    <style:font-face style:name="Arial Black" svg:font-family="'Arial Black'"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2.471cm" style:type="center"/>
          <style:tab-stop style:position="24.94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text-underline-style="solid" style:text-underline-width="auto" style:text-underline-color="font-color"/>
    </style:style>
    <style:page-layout style:name="Mpm1">
      <style:page-layout-properties fo:page-width="27.94cm" fo:page-height="21.59cm" style:num-format="1" style:print-orientation="landscape" fo:margin-top="1.401cm" fo:margin-bottom="1.27cm" fo:margin-left="1.499cm" fo:margin-right="1.499cm" fo:background-color="#ffffff"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2" fo:column-gap="0cm">
          <style:column-sep style:width="0.002cm" style:color="#000000" style:height="100%"/>
          <style:column style:rel-width="32767*" fo:start-indent="0cm" fo:end-indent="0cm"/>
          <style:column style:rel-width="32767*" fo:start-indent="0cm" fo:end-indent="0cm"/>
        </style:columns>
        <style:footnote-sep style:width="0.018cm" style:distance-before-sep="0.101cm" style:distance-after-sep="0.101cm" style:adjustment="left" style:rel-width="25%" style:color="#000000"/>
      </style:page-layout-properties>
      <style:header-style>
        <style:header-footer-properties fo:min-height="0.87cm" fo:margin-bottom="0.771cm" style:dynamic-spacing="true"/>
      </style:header-style>
      <style:footer-style>
        <style:header-footer-properties fo:min-height="0.131cm" fo:margin-top="0.032cm" style:dynamic-spacing="true"/>
      </style:footer-style>
    </style:page-layout>
    <style:page-layout style:name="Mpm2">
      <style:page-layout-properties fo:page-width="27.94cm" fo:page-height="21.59cm" style:num-format="1" style:print-orientation="landscape" fo:margin-top="2.27cm" fo:margin-bottom="1.401cm" fo:margin-left="1.499cm" fo:margin-right="1.499cm" fo:background-color="#ffffff"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2" fo:column-gap="0cm">
          <style:column-sep style:width="0.002cm" style:color="#000000" style:height="100%"/>
          <style:column style:rel-width="32767*" fo:start-indent="0cm" fo:end-indent="0cm"/>
          <style:column style:rel-width="32767*" fo:start-indent="0cm" fo:end-indent="0cm"/>
        </style:columns>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EMRG-516 <text:s/>Repeater Guide <text:s text:c="7"/>Classification: Public <text:s text:c="5"/>Version: 1.3</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 Gamble</meta:initial-creator>
    <meta:creation-date>2007-04-29T05:40:19</meta:creation-date>
    <dc:creator>WillowFalls Consulting</dc:creator>
    <dc:date>2010-09-01T11:33:37</dc:date>
    <meta:editing-cycles>11</meta:editing-cycles>
    <meta:editing-duration>PT01H05M00S</meta:editing-duration>
    <meta:document-statistic meta:table-count="2" meta:image-count="1" meta:object-count="0" meta:page-count="2" meta:paragraph-count="74" meta:word-count="828" meta:character-count="4774"/>
    <meta:generator>OpenOffice.org/3.2$Unix OpenOffice.org_project/320m19$Build-9505</meta:generator>
    <meta:user-defined meta:name="Info 1"/>
    <meta:user-defined meta:name="Info 2"/>
    <meta:user-defined meta:name="Info 3"/>
    <meta:user-defined meta:name="Info 4"/>
  </office:meta>
</office:document-meta>
</file>